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cf35"/>
    </style:style>
    <style:style style:name="P2" style:family="paragraph" style:parent-style-name="Text_20_body">
      <style:text-properties fo:background-color="#ffcf35"/>
    </style:style>
    <style:style style:name="T1" style:family="text">
      <style:text-properties fo:background-color="#ffcf35" loext:char-shading-value="0"/>
    </style:style>
    <style:style style:name="T2" style:family="text">
      <style:text-properties fo:font-weight="bold" fo:background-color="#ffcf35"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ofessor, a opção de debug deve ser passada pela linha de comando também?</text:span><text:line-break/><text:line-break/>Sim. Informem no LEIAME como ela deve ser passada.</text:p>
      <text:p text:style-name="Standard"/>
      <text:p text:style-name="Text_20_body"><text:span text:style-name="T1">A tabela no início do disco guarda somente informações sobre como "reconstruir" um arquivo a partir do endereço de seus blocos ou ela também permite um acesso rápido ao </text:span><text:span text:style-name="T2">conteúdo </text:span><text:span text:style-name="T1">dos blocos que compõem um arquivo?</text:span></text:p>
      <text:p text:style-name="Text_20_body">Não entendi qual a diferença entre uma coisa (informações sobre como 'reconstruir' o arquivo) e outra (permitir acesso rápido ao conteúdo). A principal motivação para a FAT era permitir um acesso mais rápido à lista de blocos onde está o conteúdo de um arquivo.</text:p>
      <text:p text:style-name="P2">Por exemplo, se estou num diretório e sei que arquivo.txt começa na posição 2, eu posso acessar a tabela FAT na memória e da posição 2 obter todas as demais posições dos blocos pertencentes ao arquivo.txt. Exemplo, 2-&gt;5-&gt;32-&gt;980-&gt;21-&gt;34. Esse arquivo então se distribui em seis blocos.</text:p>
      <text:p text:style-name="Text_20_body">Apenas uma observação, na posição 2 da FAT vai ter só o 5. Na posição 5 tem o 32 e assim sucessivamente. Não está tudo na posição 2.</text:p>
      <text:p text:style-name="Text_20_body">Porém, se eu quiser fazer um cat desse arquivo, terei que, para cada posição de um bloco seu na tabela, fazer também um acesso ao disco recuperando o conteúdo?</text:p>
      <text:p text:style-name="Text_20_body">Sim.</text:p>
      <text:p text:style-name="P2">Isso é confuso porque eu entendi que, nesse modelo, o conteúdo dos arquivos não estará disposto em uma estrutura que permitirá acesso rápido, como um array na memória com vários dados, bastanto um arr[posição do bloco] para obter um trechinho do arquivo. </text:p>
      <text:p text:style-name="Text_20_body">O conteúdo pode estar espalhado no disco mesmo, por isso vc precisa da FAT para saber como recuperar esse conteúdo. No mundo real, se vc precisa de um trecho do arquivo, por exemplo, a primeira linha dele, vc provavelmente só precisaria do primeiro bloco dele. No caso do EP como o acesso de leitura ao arquivo sempre vai ser para mostrar o conteúdo inteiro, vc precisa recuperar todos os blocos na FAT e ir mostrando o conteúdo de cada bloco na sequência.</text:p>
      <text:p text:style-name="P2">No caso do EP3, poderia ser uma coleção imensa de blocos desordenados com o conteúdo de todos os arquivos no sistema, escritos no arquivo montado. Seria preciso então fazer vários acessos a essa região do sistema de arquivos para trazer o conteúdo do arquivo desejado?</text:p>
      <text:p text:style-name="Text_20_body">Sim.</text:p>
      <text:p text:style-name="Standard">Como vcs farão internamente no código, vcs estão livres para decidir. O que tem que ser respeitado é como o sistema de arquivos vai ficar. Quando eu for corrigir eu vou abrir o arquivo com o hexdump e ele vai ter que estar com o bitmap do espaço livre no início, com a FAT depois, com o '/' em seguida e depois os demais arquivos e diretórios. Os atributos dos arquivos precisarão estar nos blocos dos diretórios, assim como os nomes.<text:line-break/><text:line-break/><text:span text:style-name="T1">Sobre o bitmap, ele é uma tabela que guarda se o bloco de indice i está ocupado (1) ou vazio (0), certo?</text:span></text:p>
      <text:p text:style-name="Standard"/>
      <text:p text:style-name="Standard">Faça como está no slide (livre = 1. ocupado = 0).</text:p>
      <text:p text:style-name="Standard"/>
      <text:p text:style-name="P2">O que não está claro para nós é quais dessas estruturas entram no limite de 100MB. Apenas os dados e metadados do vetor de blocos?</text:p>
      <text:p text:style-name="Text_20_body"><text:soft-page-break/>Tudo estará ocupando espaço e tem que ser contado nos 100MB. Quando eu encher o sistema de arquivos na hora de corrigir o seu EP, eu vou desmontar o arquivo, fechar o EP e dar um ls no arquivo que foi criado. Ele não pode ter mais de 100MB. Ou seja, tudo que estará lá dentro, vai ter que caber nos 100MB.</text:p>
      <text:p text:style-name="Standard"/>
      <text:p text:style-name="P2">no sistema simulado no ep3, o comportamento do cp quando o destino estiver aninhado em um diretório inexistente deve ser o mesmo do cp implementado no linux?</text:p>
      <text:p text:style-name="Text_20_body">Tanto faz. Pode fazer de qualquer jeito mas eu não vou fazer nenhum teste desse tipo na correção. Só farei cópia de caminhos que existem para caminhos que existem.</text:p>
      <text:p text:style-name="P2">e outra dúvida: as referências a um arquivo ou diretório a partir do diretório raiz podem ser feitas somente com seus nomes, sem um / antecedendo? por exemplo, cp diretorio/arquivo ou touch arquivo_de_texto.txt</text:p>
      <text:p text:style-name="Text_20_body">Não. Tem que ser sempre o caminho completo, começando com '/'.</text:p>
      <text:p text:style-name="Standard"/>
      <text:p text:style-name="P1">Professor, Podemos usar estruturas de dados separadas para o bitmap/ FAT e para representar o resto da memória?</text:p>
      <text:p text:style-name="Standard"/>
      <text:p text:style-name="Standard">Si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8T18:10:27.221364679</meta:creation-date>
    <dc:date>2020-11-18T18:18:37.816399326</dc:date>
    <meta:editing-duration>PT8M11S</meta:editing-duration>
    <meta:editing-cycles>1</meta:editing-cycles>
    <meta:document-statistic meta:table-count="0" meta:image-count="0" meta:object-count="0" meta:page-count="2" meta:paragraph-count="21" meta:word-count="696" meta:character-count="3893" meta:non-whitespace-character-count="3215"/>
    <meta:generator>LibreOffice/6.4.6.2$Linux_X86_64 LibreOffice_project/40$Build-2</meta:generator>
  </office:meta>
</office:document-meta>
</file>